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erif1" svg:font-family="'Liberation Serif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cc76"/>
    </style:style>
    <style:style style:name="P2" style:family="paragraph" style:parent-style-name="Standard">
      <style:paragraph-properties fo:text-align="end" style:justify-single-word="false"/>
      <style:text-properties officeooo:paragraph-rsid="0015cc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 sottoscritto ....., nato a .... il ....., residente in ...... appartenente al <text:s/>XXX* ciclo di Dottorato in Informatica dell’Università degli Studi di Catania, dichiara di voler rinunciare alla borsa di dottorato in data ..…</text:p>
      <text:p text:style-name="P1"/>
      <text:p text:style-name="P1">Data:</text:p>
      <text:p text:style-name="P2">Firma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erif1" svg:font-family="'Liberation Serif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25T11:51:17.912755093</meta:creation-date>
    <dc:date>2023-07-25T11:53:03.282630419</dc:date>
    <meta:editing-duration>PT1M46S</meta:editing-duration>
    <meta:editing-cycles>1</meta:editing-cycles>
    <meta:document-statistic meta:table-count="0" meta:image-count="0" meta:object-count="0" meta:page-count="1" meta:paragraph-count="3" meta:word-count="37" meta:character-count="236" meta:non-whitespace-character-count="201"/>
    <meta:generator>LibreOffice/7.0.4.2$MacOSX_X86_64 LibreOffice_project/dcf040e67528d9187c66b2379df5ea4407429775</meta:generator>
  </office:meta>
</office:document-meta>
</file>